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97cm"/>
    </style:style>
    <style:style style:name="co2" style:family="table-column">
      <style:table-column-properties fo:break-before="auto" style:column-width="3.995cm"/>
    </style:style>
    <style:style style:name="co3" style:family="table-column">
      <style:table-column-properties fo:break-before="auto" style:column-width="24.72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fo:color="#0000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 style:vertical-align="middle"/>
    </style:style>
    <style:style style:name="ce3" style:family="table-cell" style:parent-style-name="Default">
      <style:table-cell-properties fo:wrap-option="wrap" style:vertical-align="middle"/>
      <style:text-properties fo:color="#0000ff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</office:automatic-styles>
  <office:body>
    <office:spreadsheet>
      <table:table table:name="Hoja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table:number-columns-spanned="3" table:number-rows-spanned="1">
            <text:p>google.maps.DirectionsLeg object</text:p>
          </table:table-cell>
          <table:covered-table-cell table:number-columns-repeated="2" table:style-name="Default"/>
        </table:table-row>
        <table:table-row table:style-name="ro2">
          <table:table-cell table:style-name="Default" table:number-columns-repeated="3"/>
        </table:table-row>
        <table:table-row table:style-name="ro3">
          <table:table-cell office:value-type="string" table:number-columns-spanned="3" table:number-rows-spanned="1">
            <text:p>A single leg consisting of a set of steps in a <text:a xlink:href="../DirectionsResult%20object.ods">DirectionsResult</text:a>. Some fields in the leg may not be returned for all requests. (This object was formerly known as "DirectionsRoute".) Note that though this result is "JSON-like," it is not strictly JSON, as it directly and indirectly includes LatLng objects.</text:p>
          </table:table-cell>
          <table:covered-table-cell table:number-columns-repeated="2" table:style-name="Default"/>
        </table:table-row>
        <table:table-row table:style-name="ro2">
          <table:table-cell table:style-name="Default" table:number-columns-repeated="3"/>
        </table:table-row>
        <table:table-row table:style-name="ro4">
          <table:table-cell table:style-name="ce3" office:value-type="string">
            <text:p>Properties</text:p>
          </table:table-cell>
          <table:table-cell table:number-columns-repeated="2"/>
        </table:table-row>
        <table:table-row table:style-name="ro5">
          <table:table-cell table:style-name="ce4" office:value-type="string">
            <text:p>Properties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Description</text:p>
          </table:table-cell>
        </table:table-row>
        <table:table-row table:style-name="ro5">
          <table:table-cell office:value-type="string">
            <text:p>arrival_time</text:p>
          </table:table-cell>
          <table:table-cell office:value-type="string">
            <text:p><text:a xlink:href="../Distance%20object.ods">Distance</text:a></text:p>
          </table:table-cell>
          <table:table-cell office:value-type="string">
            <text:p>An estimated arrival time for this leg. Only applicable for TRANSIT requests.</text:p>
          </table:table-cell>
        </table:table-row>
        <table:table-row table:style-name="ro5">
          <table:table-cell office:value-type="string">
            <text:p>departure_time</text:p>
          </table:table-cell>
          <table:table-cell office:value-type="string">
            <text:p><text:a xlink:href="../Duration%20object.ods">Duration</text:a></text:p>
          </table:table-cell>
          <table:table-cell office:value-type="string">
            <text:p>An estimated departure time for this leg. Only applicable for TRANSIT requests.</text:p>
          </table:table-cell>
        </table:table-row>
        <table:table-row table:style-name="ro5">
          <table:table-cell office:value-type="string">
            <text:p>distance</text:p>
          </table:table-cell>
          <table:table-cell office:value-type="string">
            <text:p><text:a xlink:href="../Distance%20object.ods">Distance</text:a></text:p>
          </table:table-cell>
          <table:table-cell office:value-type="string">
            <text:p>The total distance covered by this leg. This property may be undefined as the distance may be unknown.</text:p>
          </table:table-cell>
        </table:table-row>
        <table:table-row table:style-name="ro5">
          <table:table-cell office:value-type="string">
            <text:p>duration</text:p>
          </table:table-cell>
          <table:table-cell office:value-type="string">
            <text:p><text:a xlink:href="../Duration%20object.ods">Duration</text:a></text:p>
          </table:table-cell>
          <table:table-cell office:value-type="string">
            <text:p>The total duration of this leg. This property may be undefined as the duration may be unknown.</text:p>
          </table:table-cell>
        </table:table-row>
        <table:table-row table:style-name="ro5">
          <table:table-cell office:value-type="string">
            <text:p>end_address</text:p>
          </table:table-cell>
          <table:table-cell office:value-type="string">
            <text:p>string</text:p>
          </table:table-cell>
          <table:table-cell office:value-type="string">
            <text:p>The address of the destination of this leg.</text:p>
          </table:table-cell>
        </table:table-row>
        <table:table-row table:style-name="ro6">
          <table:table-cell office:value-type="string">
            <text:p>end_location</text:p>
          </table:table-cell>
          <table:table-cell office:value-type="string">
            <text:p><text:a xlink:href="../LatLng%20class.ods">LatLng</text:a></text:p>
          </table:table-cell>
          <table:table-cell office:value-type="string">
            <text:p>The DirectionsService calculates directions between locations by using the nearest transportation option (usually a road) at the start and end locations. end_location indicates the actual geocoded destination, which may be different than the end_location of the last step if, for example, the road is not near the destination of this leg.</text:p>
          </table:table-cell>
        </table:table-row>
        <table:table-row table:style-name="ro5">
          <table:table-cell office:value-type="string">
            <text:p>start_address</text:p>
          </table:table-cell>
          <table:table-cell office:value-type="string">
            <text:p>string</text:p>
          </table:table-cell>
          <table:table-cell office:value-type="string">
            <text:p>The address of the origin of this leg.</text:p>
          </table:table-cell>
        </table:table-row>
        <table:table-row table:style-name="ro6">
          <table:table-cell office:value-type="string">
            <text:p>start_location</text:p>
          </table:table-cell>
          <table:table-cell office:value-type="string">
            <text:p><text:a xlink:href="../LatLng%20class.ods">LatLng</text:a></text:p>
          </table:table-cell>
          <table:table-cell office:value-type="string">
            <text:p>The DirectionsService calculates directions between locations by using the nearest transportation option (usually a road) at the start and end locations. start_location indicates the actual geocoded origin, which may be different than the start_location of the first step if, for example, the road is not near the origin of this leg.</text:p>
          </table:table-cell>
        </table:table-row>
        <table:table-row table:style-name="ro5">
          <table:table-cell office:value-type="string">
            <text:p>steps</text:p>
          </table:table-cell>
          <table:table-cell office:value-type="string">
            <text:p>Array.&lt;<text:a xlink:href="../DirectionsStep%20object.ods">DirectionsStep</text:a>&gt;</text:p>
          </table:table-cell>
          <table:table-cell office:value-type="string">
            <text:p>An array of DirectionsSteps, each of which contains information about the individual steps in this leg.</text:p>
          </table:table-cell>
        </table:table-row>
        <table:table-row table:style-name="ro3">
          <table:table-cell office:value-type="string">
            <text:p>via_waypoints</text:p>
          </table:table-cell>
          <table:table-cell office:value-type="string">
            <text:p>Array.&lt;<text:a xlink:href="../LatLng%20class.ods">LatLng</text:a>&gt;</text:p>
          </table:table-cell>
          <table:table-cell office:value-type="string">
            <text:p>An array of waypoints along this leg that were not specified in the original request, either as a result of a user dragging the polyline or selecting an alternate route.</text:p>
          </table:table-cell>
        </table:table-row>
      </table:table>
      <table:table table:name="Hoja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7">17/07/2012</text:date>, <text:time>11:20:2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7-17T11:00:22.15</meta:creation-date>
    <dc:date>2012-07-17T11:20:20.46</dc:date>
    <meta:editing-duration>PT19M58S</meta:editing-duration>
    <meta:editing-cycles>1</meta:editing-cycles>
    <meta:document-statistic meta:table-count="3" meta:cell-count="36" meta:object-count="0"/>
    <meta:generator>OpenOffice.org/3.3$Win32 OpenOffice.org_project/330m20$Build-9567</meta:generator>
  </office:meta>
</office:document-meta>
</file>